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67in" fo:margin-left="0in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</text:p>
          </table:table-cell>
          <table:table-cell table:style-name="Table1.A2" office:value-type="string">
            <text:p text:style-name="P6">এর পরে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>এইক্ষণেই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13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">প্রচলিত নিয়মে আমরা যদি তাদের ক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thief thinks every man steal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<text:s/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14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13">It is often said that</text:p>
          </table:table-cell>
          <table:table-cell table:style-name="Table1.A2" office:value-type="string">
            <text:p text:style-name="P13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13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13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every detail</text:p>
          </table:table-cell>
          <table:table-cell table:style-name="Table1.A2" office:value-type="string">
            <text:p text:style-name="P13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13">tens of millions</text:p>
          </table:table-cell>
          <table:table-cell table:style-name="Table1.A2" office:value-type="string">
            <text:p text:style-name="P13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13">Hundreds of thousands of people</text:p>
          </table:table-cell>
          <table:table-cell table:style-name="Table1.A2" office:value-type="string">
            <text:p text:style-name="P13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">পুরুষ চিতাবাঘেরা তাদের সঙ্গিনীকে হত্যা করে বলে জানা যায়</text:p>
          </table:table-cell>
          <table:table-cell table:style-name="Table1.A2" office:value-type="string">
            <text:p text:style-name="P13">it is thought that</text:p>
          </table:table-cell>
          <table:table-cell table:style-name="Table1.A2" office:value-type="string">
            <text:p text:style-name="P13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13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One last time</text:p>
          </table:table-cell>
          <table:table-cell table:style-name="Table1.A2" office:value-type="string">
            <text:p text:style-name="P13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13">Right before your eyes</text:p>
          </table:table-cell>
          <table:table-cell table:style-name="Table1.A2" office:value-type="string">
            <text:p text:style-name="P13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8">It is also advisable that</text:p>
          </table:table-cell>
          <table:table-cell table:style-name="Table1.A2" office:value-type="string">
            <text:p text:style-name="P8">এটাও গ্রহণযোগ্য যে</text:p>
          </table:table-cell>
        </table:table-row>
        <table:table-row>
          <table:table-cell table:style-name="Table1.A262" office:value-type="string">
            <text:p text:style-name="P9">In most matters</text:p>
          </table:table-cell>
          <table:table-cell table:style-name="Table1.A262" office:value-type="string">
            <text:p text:style-name="P15">অধিকাংশ বিষয়ে</text:p>
          </table:table-cell>
          <table:table-cell table:style-name="Table1.A262" office:value-type="string">
            <text:p text:style-name="P9">In many respects</text:p>
          </table:table-cell>
          <table:table-cell table:style-name="Table1.A262" office:value-type="string">
            <text:p text:style-name="P9">অনেক ক্ষেত্রে</text:p>
          </table:table-cell>
        </table:table-row>
        <table:table-row>
          <table:table-cell table:style-name="Table1.A262" office:value-type="string">
            <text:p text:style-name="P10">On the contrary</text:p>
          </table:table-cell>
          <table:table-cell table:style-name="Table1.A262" office:value-type="string">
            <text:p text:style-name="P16">অপরদিকে</text:p>
          </table:table-cell>
          <table:table-cell table:style-name="Table1.A262" office:value-type="string">
            <text:p text:style-name="P10">Ordinary yet priceless</text:p>
          </table:table-cell>
          <table:table-cell table:style-name="Table1.A262" office:value-type="string">
            <text:p text:style-name="P10">সাধারণ অথচ অমূল্য</text:p>
          </table:table-cell>
        </table:table-row>
        <table:table-row>
          <table:table-cell table:style-name="Table1.A262" office:value-type="string">
            <text:p text:style-name="P10">I am opposed to the belief that</text:p>
          </table:table-cell>
          <table:table-cell table:style-name="Table1.A262" office:value-type="string">
            <text:p text:style-name="P16"/>
          </table:table-cell>
          <table:table-cell table:style-name="Table1.A262" office:value-type="string">
            <text:p text:style-name="P10">A good illustration in my case is that...</text:p>
          </table:table-cell>
          <table:table-cell table:style-name="Table1.A262" office:value-type="string">
            <text:p text:style-name="P10"/>
          </table:table-cell>
        </table:table-row>
        <table:table-row>
          <table:table-cell table:style-name="Table1.A262" office:value-type="string">
            <text:p text:style-name="P10">Those people who think/believe</text:p>
          </table:table-cell>
          <table:table-cell table:style-name="Table1.A262" office:value-type="string">
            <text:p text:style-name="P17">যে সকল মানুষ মনে করে</text:p>
          </table:table-cell>
          <table:table-cell table:style-name="Table1.A262" office:value-type="string">
            <text:p text:style-name="P10">Sooner or later they will find that</text:p>
          </table:table-cell>
          <table:table-cell table:style-name="Table1.A262" office:value-type="string">
            <text:p text:style-name="P10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1">It is not always the case that</text:p>
          </table:table-cell>
          <table:table-cell table:style-name="Table1.A262" office:value-type="string">
            <text:p text:style-name="P18">এটা সবসময় হয় না যে</text:p>
          </table:table-cell>
          <table:table-cell table:style-name="Table1.A262" office:value-type="string">
            <text:p text:style-name="P12">overdue</text:p>
          </table:table-cell>
          <table:table-cell table:style-name="Table1.A262" office:value-type="string">
            <text:p text:style-name="P19">বিলম্বিত</text:p>
          </table:table-cell>
        </table:table-row>
        <table:table-row>
          <table:table-cell table:style-name="Table1.A262" office:value-type="string">
            <text:p text:style-name="P11">… <text:span text:style-name="T4">is that what you are saying?</text:span></text:p>
          </table:table-cell>
          <table:table-cell table:style-name="Table1.A262" office:value-type="string">
            <text:p text:style-name="P22"/>
          </table:table-cell>
          <table:table-cell table:style-name="Table1.A262" office:value-type="string">
            <text:p text:style-name="P22">As is seen from the given illustration</text:p>
          </table:table-cell>
          <table:table-cell table:style-name="Table1.A262" office:value-type="string">
            <text:p text:style-name="P19"/>
          </table:table-cell>
        </table:table-row>
        <table:table-row>
          <table:table-cell table:style-name="Table1.A262" office:value-type="string">
            <text:p text:style-name="P23">Women went well ahead of men</text:p>
          </table:table-cell>
          <table:table-cell table:style-name="Table1.A262" office:value-type="string">
            <text:p text:style-name="P24">নারীরা পুরুষের চেয়ে ভালো এগিয়ে গিয়েছিলো </text:p>
          </table:table-cell>
          <table:table-cell table:style-name="Table1.A262" office:value-type="string">
            <text:p text:style-name="P25">It is evident that</text:p>
          </table:table-cell>
          <table:table-cell table:style-name="Table1.A262" office:value-type="string">
            <text:p text:style-name="P26">এটা সুস্পষ্ট যে</text:p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5</text:page-number></text:span><text:span text:style-name="MT1"> of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1</meta:editing-cycles>
    <dc:date>2016-09-27T08:19:32.501046302</dc:date>
    <meta:editing-duration>PT56M21S</meta:editing-duration>
    <meta:document-statistic meta:table-count="1" meta:image-count="0" meta:object-count="0" meta:page-count="7" meta:paragraph-count="1007" meta:word-count="2954" meta:character-count="13685" meta:non-whitespace-character-count="11707"/>
  </office:meta>
</office:document-meta>
</file>